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119000000D3F025C622.jpg"/>
  <manifest:file-entry manifest:media-type="image/png" manifest:full-path="Pictures/10000000000000AA000001A9B89DC0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203cm, 0.834cm, 0.379cm, 2.801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solid" svg:stroke-width="0.178cm" svg:stroke-color="#000000" draw:marker-start-width="0.457cm" draw:marker-end-width="0.457cm" draw:stroke-linejoin="miter" draw:fill="none" draw:fill-color="#ffffff" draw:textarea-horizontal-align="left" draw:textarea-vertical-align="top" draw:auto-grow-height="false" fo:padding-top="0.179cm" fo:padding-bottom="0.179cm" fo:padding-left="0.299cm" fo:padding-right="0.299cm" fo:wrap-option="wrap" draw:shadow="hidden" draw:shadow-color="#808080"/>
    </style:style>
    <style:style style:name="gr4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989cm, 0.271cm, 0.219cm, 0.614cm)" draw:image-opacity="100%" style:mirror="none"/>
    </style:style>
    <style:style style:name="gr6" style:family="graphic" style:parent-style-name="standard">
      <style:graphic-properties draw:stroke="solid" svg:stroke-width="0.079cm" svg:stroke-color="#ff0000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79cm" svg:stroke-color="#333399" draw:stroke-linejoin="round" draw:fill="none" draw:fill-color="#333399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88cm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.349cm" svg:height="3.221cm" svg:x="15.605cm" svg:y="16.48cm">
          <draw:image xlink:href="Pictures/1000000000000119000000D3F025C622.jpg" xlink:type="simple" xlink:show="embed" xlink:actuate="onLoad">
            <text:p/>
          </draw:image>
        </draw:frame>
        <draw:line draw:style-name="gr2" draw:text-style-name="P1" draw:layer="layout" svg:x1="14.97cm" svg:y1="15.075cm" svg:x2="16.197cm" svg:y2="16.835cm">
          <text:p/>
        </draw:line>
        <draw:line draw:style-name="gr3" draw:text-style-name="P1" draw:layer="layout" svg:x1="2.832cm" svg:y1="7.402cm" svg:x2="19.947cm" svg:y2="7.402cm">
          <text:p/>
        </draw:line>
        <draw:line draw:style-name="gr3" draw:text-style-name="P1" draw:layer="layout" svg:x1="2.827cm" svg:y1="7.402cm" svg:x2="8.443cm" svg:y2="15.021cm">
          <text:p/>
        </draw:line>
        <draw:line draw:style-name="gr3" draw:text-style-name="P1" draw:layer="layout" svg:x1="19.942cm" svg:y1="7.402cm" svg:x2="25.558cm" svg:y2="15.021cm">
          <text:p/>
        </draw:line>
        <draw:line draw:style-name="gr3" draw:text-style-name="P1" draw:layer="layout" svg:x1="8.443cm" svg:y1="15.022cm" svg:x2="25.558cm" svg:y2="15.022cm">
          <text:p/>
        </draw:line>
        <draw:line draw:style-name="gr2" draw:text-style-name="P1" draw:layer="layout" svg:x1="2.824cm" svg:y1="7.384cm" svg:x2="1.076cm" svg:y2="7.916cm">
          <text:p/>
        </draw:line>
        <draw:line draw:style-name="gr4" draw:text-style-name="P1" draw:layer="layout" svg:x1="1.304cm" svg:y1="7.84cm" svg:x2="7.46cm" svg:y2="17.264cm">
          <text:p/>
        </draw:line>
        <draw:frame draw:style-name="gr5" draw:text-style-name="P1" draw:layer="layout" svg:width="4.937cm" svg:height="12.887cm" svg:x="11.138cm" svg:y="1.1cm">
          <draw:image xlink:href="Pictures/10000000000000AA000001A9B89DC00F.png" xlink:type="simple" xlink:show="embed" xlink:actuate="onLoad">
            <text:p/>
          </draw:image>
        </draw:frame>
        <draw:custom-shape draw:style-name="gr6" draw:text-style-name="P2" draw:layer="layout" svg:width="0.8cm" svg:height="0.162cm" svg:x="13.939cm" svg:y="11.364cm">
          <text:p/>
          <draw:enhanced-geometry svg:viewBox="0 0 129 25" draw:type="non-primitive" draw:enhanced-path="M 0 8 C 48 2 87 0 129 25 N"/>
        </draw:custom-shape>
        <draw:custom-shape draw:style-name="gr7" draw:text-style-name="P2" draw:layer="layout" svg:width="4.769cm" svg:height="9.366cm" svg:x="23.231cm" svg:y="3.06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2" draw:layer="layout" svg:width="4.769cm" svg:height="1.011cm" svg:x="23.231cm" svg:y="8.409cm">
          <text:p/>
          <draw:enhanced-geometry svg:viewBox="0 0 771 235" draw:type="non-primitive" draw:enhanced-path="M 0 46 C 163 140 326 235 454 227 582 219 718 38 771 0 N"/>
        </draw:custom-shape>
        <draw:line draw:style-name="gr9" draw:text-style-name="P3" draw:layer="layout" svg:x1="8.448cm" svg:y1="15.136cm" svg:x2="7.232cm" svg:y2="17.72cm">
          <text:p/>
        </draw:line>
        <draw:line draw:style-name="gr9" draw:text-style-name="P3" draw:layer="layout" svg:x1="6.928cm" svg:y1="17.264cm" svg:x2="16.124cm" svg:y2="17.416cm">
          <text:p/>
        </draw:line>
        <draw:frame draw:style-name="gr10" draw:layer="layout" svg:width="5.016cm" svg:height="1.238cm" svg:x="9.74cm" svg:y="17.796cm">
          <draw:text-box>
            <text:p>Threshold_left</text:p>
          </draw:text-box>
        </draw:frame>
        <draw:line draw:style-name="gr9" draw:text-style-name="P3" draw:layer="layout" svg:x1="17.56cm" svg:y1="17.348cm" svg:x2="24.636cm" svg:y2="17.416cm">
          <text:p/>
        </draw:line>
        <draw:line draw:style-name="gr9" draw:text-style-name="P3" draw:layer="layout" svg:x1="25.456cm" svg:y1="15.044cm" svg:x2="24.56cm" svg:y2="17.872cm">
          <text:p/>
        </draw:line>
        <draw:frame draw:style-name="gr10" draw:layer="layout" svg:width="5.016cm" svg:height="1.238cm" svg:x="19.54cm" svg:y="17.796cm">
          <draw:text-box>
            <text:p>Threshold_right</text:p>
          </draw:text-box>
        </draw:frame>
        <draw:frame draw:style-name="gr10" draw:layer="layout" svg:width="6.232cm" svg:height="1.238cm" svg:x="1.304cm" svg:y="14.452cm">
          <draw:text-box>
            <text:p>Threshold_opposite</text:p>
          </draw:text-box>
        </draw:frame>
        <draw:frame draw:style-name="gr10" draw:layer="layout" svg:width="6.232cm" svg:height="1.238cm" svg:x="15.44cm" svg:y="15.364cm">
          <draw:text-box>
            <text:p>Threshold_fro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9-03-07T20:36:43</meta:creation-date>
    <dc:date>2010-04-27T11:46:29</dc:date>
    <meta:editing-cycles>3</meta:editing-cycles>
    <meta:editing-duration>PT00H40M54S</meta:editing-duration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